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b8e8"/>
    </style:style>
    <style:style style:name="P2" style:family="paragraph" style:parent-style-name="Standard">
      <style:text-properties officeooo:rsid="002342eb" officeooo:paragraph-rsid="002342eb"/>
    </style:style>
    <style:style style:name="P3" style:family="paragraph" style:parent-style-name="Standard">
      <style:text-properties officeooo:rsid="0026ed26" officeooo:paragraph-rsid="0026ed26"/>
    </style:style>
    <style:style style:name="P4" style:family="paragraph" style:parent-style-name="Standard">
      <style:text-properties officeooo:rsid="0029cfc4" officeooo:paragraph-rsid="0029cfc4"/>
    </style:style>
    <style:style style:name="P5" style:family="paragraph" style:parent-style-name="Standard">
      <style:text-properties officeooo:rsid="002ba320" officeooo:paragraph-rsid="002ba320"/>
    </style:style>
    <style:style style:name="P6" style:family="paragraph" style:parent-style-name="Standard">
      <style:text-properties officeooo:rsid="0029cfc4" officeooo:paragraph-rsid="0029cfc4"/>
    </style:style>
    <style:style style:name="P7" style:family="paragraph" style:parent-style-name="Standard">
      <style:text-properties officeooo:rsid="0029cfc4" officeooo:paragraph-rsid="002e96e7"/>
    </style:style>
    <style:style style:name="P8" style:family="paragraph" style:parent-style-name="Standard">
      <style:text-properties style:text-underline-style="solid" style:text-underline-width="auto" style:text-underline-color="font-color" officeooo:rsid="0029cfc4" officeooo:paragraph-rsid="002e96e7"/>
    </style:style>
    <style:style style:name="T1" style:family="text">
      <style:text-properties officeooo:rsid="002342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0d4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erface $managementinterfacename</text:p>
      <text:p text:style-name="Standard">ip address $mangementinterfaceip $subnetmask</text:p>
      <text:p text:style-name="Standard">exit</text:p>
      <text:p text:style-name="Standard">#if($destinationprefix != "" &amp;&amp; $destinationmask != "" &amp;&amp; $forwardingaddress != "")</text:p>
      <text:p text:style-name="Standard">ip route $destinationprefix $destinationmask $forwardingaddress</text:p>
      <text:p text:style-name="Standard">#end</text:p>
      <text:p text:style-name="Standard"/>
      <text:p text:style-name="Standard">#if (${InterfaceName})</text:p>
      <text:p text:style-name="Standard"><text:s text:c="8"/>interface ${InterfaceName}</text:p>
      <text:p text:style-name="Standard"><text:s text:c="7"/>#if (${Description} != "")</text:p>
      <text:p text:style-name="Standard"><text:s text:c="12"/>description ${Description}</text:p>
      <text:p text:style-name="Standard"><text:s text:c="8"/>#end</text:p>
      <text:p text:style-name="Standard"><text:s text:c="8"/>#if(${A1} <text:s/>== "Access")</text:p>
      <text:p text:style-name="Standard"><text:s text:c="12"/>switchport mode access</text:p>
      <text:p text:style-name="Standard"><text:s text:c="12"/>#if(${StaticAccessVLan} != "")</text:p>
      <text:p text:style-name="Standard"><text:s text:c="16"/>switchport ACCess vlan ${StaticAccessVLan} <text:s text:c="2"/></text:p>
      <text:p text:style-name="Standard"><text:s text:c="12"/>#end</text:p>
      <text:p text:style-name="Standard"><text:s text:c="8"/>#end</text:p>
      <text:p text:style-name="Standard"><text:s text:c="8"/></text:p>
      <text:p text:style-name="Standard"><text:s text:c="7"/>#if(${A1} <text:s/>== "Trunk")</text:p>
      <text:p text:style-name="Standard"><text:s text:c="12"/>switchport mode trunk</text:p>
      <text:p text:style-name="Standard"><text:s text:c="12"/>#if(${TrunkAllowedVLan} != "")</text:p>
      <text:p text:style-name="Standard"><text:s text:c="16"/>switchport trunk allowed vlan ${TrunkAllowedVLan} <text:s text:c="2"/></text:p>
      <text:p text:style-name="Standard"><text:s text:c="12"/>#end</text:p>
      <text:p text:style-name="Standard"><text:s text:c="12"/>#if(${NativeVLan} != "")</text:p>
      <text:p text:style-name="Standard"><text:s text:c="16"/>switchport trunk native vlan ${NativeVLan} <text:s text:c="2"/></text:p>
      <text:p text:style-name="Standard"><text:s text:c="12"/>#end</text:p>
      <text:p text:style-name="Standard"><text:s text:c="8"/>#end</text:p>
      <text:p text:style-name="Standard"><text:s text:c="8"/></text:p>
      <text:p text:style-name="Standard"><text:s text:c="8"/>#if(${A1} <text:s/>== "Dynamic Auto")</text:p>
      <text:p text:style-name="Standard"><text:s text:c="12"/>switchport mode dynamic auto</text:p>
      <text:p text:style-name="Standard"><text:s text:c="8"/>#end</text:p>
      <text:p text:style-name="Standard"/>
      <text:p text:style-name="Standard"><text:s text:c="8"/>#if(${A1} <text:s/>== "Dynamic Desirable")</text:p>
      <text:p text:style-name="Standard"><text:s text:c="12"/>switchport mode dynamic desirable</text:p>
      <text:p text:style-name="Standard"><text:s text:c="8"/>#end</text:p>
      <text:p text:style-name="Standard"/>
      <text:p text:style-name="Standard"><text:s text:c="8"/>#if(${VoiceVlan} != "")</text:p>
      <text:p text:style-name="Standard"><text:s text:c="13"/>switchport voice vlan ${VoiceVlan}</text:p>
      <text:p text:style-name="Standard"><text:s text:c="8"/>#end</text:p>
      <text:p text:style-name="Standard"/>
      <text:p text:style-name="Standard"><text:s text:c="8"/>#if(${PortFast} != "")</text:p>
      <text:p text:style-name="Standard"><text:s text:c="15"/>#if(${PortFast} <text:s/>== "Disable")</text:p>
      <text:p text:style-name="Standard"><text:s text:c="19"/>no spanning-tree portfast <text:s text:c="2"/></text:p>
      <text:p text:style-name="Standard"><text:s text:c="15"/>#elseif(${PortFast} <text:s/>== "Enable")</text:p>
      <text:p text:style-name="Standard"><text:s text:c="19"/>spanning-tree portfast <text:s text:c="13"/></text:p>
      <text:p text:style-name="Standard"><text:s text:c="15"/>#end</text:p>
      <text:p text:style-name="Standard"><text:s text:c="8"/>#end</text:p>
      <text:p text:style-name="Standard"/>
      <text:p text:style-name="Standard"><text:soft-page-break/><text:s text:c="9"/>#if(${spd}!= "")</text:p>
      <text:p text:style-name="Standard"><text:s text:c="15"/>#if(${spd} <text:s/>== "Auto")</text:p>
      <text:p text:style-name="Standard"><text:s text:c="19"/>speed auto <text:s text:c="2"/></text:p>
      <text:p text:style-name="Standard"><text:s text:c="15"/>#elseif(${spd} <text:s/>== "10 Mbps")</text:p>
      <text:p text:style-name="Standard"><text:s text:c="19"/>speed 10</text:p>
      <text:p text:style-name="Standard"><text:s text:c="15"/>#elseif(${spd} <text:s/>== "100 Mbps")</text:p>
      <text:p text:style-name="Standard"><text:s text:c="20"/>speed 100</text:p>
      <text:p text:style-name="Standard"><text:s text:c="16"/>#elseif(${spd} <text:s/>== "1000 Mbps")</text:p>
      <text:p text:style-name="Standard"><text:s text:c="20"/>speed 1000</text:p>
      <text:p text:style-name="Standard"><text:s text:c="15"/>#end</text:p>
      <text:p text:style-name="Standard"><text:s text:c="8"/>#end</text:p>
      <text:p text:style-name="Standard"/>
      <text:p text:style-name="Standard"><text:s text:c="8"/>#if(${duplexField}!= "")</text:p>
      <text:p text:style-name="Standard"><text:s text:c="15"/>#if(${duplexField} <text:s/>== "Auto")</text:p>
      <text:p text:style-name="Standard"><text:s text:c="19"/>duplex auto <text:s text:c="2"/></text:p>
      <text:p text:style-name="Standard"><text:s text:c="15"/>#elseif(${duplexField} <text:s/>== "Half")</text:p>
      <text:p text:style-name="Standard"><text:s text:c="19"/>duplex half</text:p>
      <text:p text:style-name="Standard"><text:s text:c="15"/>#elseif(${duplexField} <text:s/>== "Full")</text:p>
      <text:p text:style-name="Standard"><text:s text:c="19"/>duplex full</text:p>
      <text:p text:style-name="Standard"><text:s text:c="15"/>#end</text:p>
      <text:p text:style-name="Standard"><text:s text:c="8"/>#end</text:p>
      <text:p text:style-name="Standard">exit</text:p>
      <text:p text:style-name="Standard">#end</text:p>
      <text:p text:style-name="Standard"/>
      <text:p text:style-name="Standard"/>
      <text:p text:style-name="Standard">#if($option <text:s/>== "dhcp")</text:p>
      <text:p text:style-name="P1"><text:s text:c="8"/>ip address $dhcp</text:p>
      <text:p text:style-name="P1"><text:s text:c="8"/>#elseif($option == "static")</text:p>
      <text:p text:style-name="P1"><text:s text:c="16"/>ip address $address $subnet <text:s text:c="2"/></text:p>
      <text:p text:style-name="P1"><text:s text:c="8"/>#end</text:p>
      <text:p text:style-name="Standard">#end</text:p>
      <text:p text:style-name="Standard"/>
      <text:p text:style-name="Standard"/>
      <text:p text:style-name="Standard">#foreach ($InterfaceName in $gv.InterfaceNameList)</text:p>
      <text:p text:style-name="Standard"><text:s text:c="4"/>interface $InterfaceName</text:p>
      <text:p text:style-name="Standard"><text:s text:c="8"/>shutdown</text:p>
      <text:p text:style-name="Standard"><text:s text:c="4"/>exit</text:p>
      <text:p text:style-name="Standard">#end</text:p>
      <text:p text:style-name="Standard"/>
      <text:p text:style-name="Standard">5254.0013.C7A2</text:p>
      <text:p text:style-name="Standard">5254.0001.A04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escription &lt;==<text:span text:style-name="T1">MAB</text:span>==&gt;</text:p>
      <text:p text:style-name="Standard"><text:s/>switchport access vlan <text:span text:style-name="T1">100</text:span></text:p>
      <text:p text:style-name="Standard"><text:s/>switchport mode access</text:p>
      <text:p text:style-name="Standard"><text:s/>switchport nonegotiate</text:p>
      <text:p text:style-name="Standard"><text:s/>authentication host-mode multi-domain</text:p>
      <text:p text:style-name="Standard"><text:s/>authentication port-control auto</text:p>
      <text:p text:style-name="Standard"><text:s/>authentication periodic</text:p>
      <text:p text:style-name="Standard"><text:s/>authentication timer restart 3600</text:p>
      <text:p text:style-name="Standard"><text:s/>authentication timer reauthenticate 600</text:p>
      <text:p text:style-name="Standard"><text:s/>authentication violation restrict</text:p>
      <text:p text:style-name="Standard"><text:s/><text:span text:style-name="T1">mab</text:span></text:p>
      <text:p text:style-name="P2">authentication open</text:p>
      <text:p text:style-name="Standard"><text:s/>spanning-tree portfast</text:p>
      <text:p text:style-name="Standard"/>
      <text:p text:style-name="Standard"/>
      <text:p text:style-name="Standard"/>
      <text:p text:style-name="Standard">*Apr <text:s/>8 16:40:44.914: ARP Packet (Gi0/0/10) SM: 5254.0002.4cbc, SI: 192.168.10.1, TM: 5254.0013.c7a2, TI: 192.168.10.9</text:p>
      <text:p text:style-name="Standard"/>
      <text:p text:style-name="Standard">*Apr <text:s/>8 16:40:44.935: ARP Packet (Gi0/0/10) Src: 5254.0013.c7a2, Dst: 5254.0002.4cbc, SM: 5254.0013.c7a2, SI: 192.168.10.9, TM: 5254.0002.4cbc, TI: 192.168.10.1</text:p>
      <text:p text:style-name="Standard"/>
      <text:p text:style-name="Standard">*Apr <text:s/>8 16:40:44.936: No L3 idb for vlan 10 to send to CPU</text:p>
      <text:p text:style-name="Standard"/>
      <text:p text:style-name="Standard">*Apr <text:s/>8 16:40:44.937: Dst mac of the arp packet matches switch's mac.</text:p>
      <text:p text:style-name="Standard"/>
      <text:p text:style-name="Standard">*Apr <text:s/>8 16:40:51.821: ARP Packet (Gi0/1/10) SM: 5254.0014.beb2, SI: 192.168.10.1, TM: 5254.0001.a045, TI: 192.168.10.7</text:p>
      <text:p text:style-name="Standard"/>
      <text:p text:style-name="Standard">*Apr <text:s/>8 16:40:51.840: ARP Packet (Gi0/1/10) Src: 5254.0001.a045, Dst: 5254.0014.beb2, SM: 5254.0001.a045, SI: 192.168.10.7, TM: 5254.0014.beb2, TI: 192.168.10.1</text:p>
      <text:p text:style-name="Standard"/>
      <text:p text:style-name="Standard">*Apr <text:s/>8 16:40:51.841: No L3 idb for vlan 10 to send to CPU</text:p>
      <text:p text:style-name="Standard"/>
      <text:p text:style-name="Standard">*Apr <text:s/>8 16:40:51.842: Dst mac of the arp packet matches switch's mac.</text:p>
      <text:p text:style-name="Standard"/>
      <text:p text:style-name="Standard">*Apr <text:s/>8 16:41:21.952: ARP Packet (Gi0/0/10) SM: 5254.0002.4cbc, SI: 192.168.10.1, TM: 5254.0013.c7a2, TI: 192.168.10.9</text:p>
      <text:p text:style-name="Standard"/>
      <text:p text:style-name="Standard">*Apr <text:s/>8 16:41:30.145: ARP Packet (Gi0/1/10) SM: 5254.0014.beb2, SI: 192.168.10.1, TM: 5254.0001.a045, TI: 192.168.10.7</text:p>
      <text:p text:style-name="Standard"/>
      <text:p text:style-name="Standard">.</text:p>
      <text:p text:style-name="P3">bcffc2</text:p>
      <text:p text:style-name="P3"/>
      <text:p text:style-name="P3"/>
      <text:p text:style-name="P3"/>
      <text:p text:style-name="P3"/>
      <text:p text:style-name="P5"><text:soft-page-break/>conf t</text:p>
      <text:p text:style-name="P4">username cisco password cisco</text:p>
      <text:p text:style-name="P4">enable password cisco</text:p>
      <text:p text:style-name="P4">ip domain name cisco.com</text:p>
      <text:p text:style-name="P4">no ip domain lookup</text:p>
      <text:p text:style-name="P4">crypto key generate rsa mod 2048</text:p>
      <text:p text:style-name="P4">!</text:p>
      <text:p text:style-name="P4">ip ssh version 2</text:p>
      <text:p text:style-name="P4">!</text:p>
      <text:p text:style-name="P4">line vty 0 15</text:p>
      <text:p text:style-name="P4">login local</text:p>
      <text:p text:style-name="P4">transport input ssh</text:p>
      <text:p text:style-name="P4">transport preferred ssh</text:p>
      <text:p text:style-name="P4">transport output ssh</text:p>
      <text:p text:style-name="P4"/>
      <text:p text:style-name="P4"/>
      <text:p text:style-name="P4"/>
      <text:p text:style-name="P4"><text:s text:c="3"/>TNOW = end_time - start_time</text:p>
      <text:p text:style-name="P4"><text:s text:c="4"/>print('#' * 50)</text:p>
      <text:p text:style-name="P4"><text:s text:c="4"/>print(f'It took {TNOW} for the script to run.')</text:p>
      <text:p text:style-name="P4"><text:s text:c="4"/>print('#' * 50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lass Testclass:</text:p>
      <text:p text:style-name="P4"><text:s text:c="4"/>age = 0</text:p>
      <text:p text:style-name="P4"><text:s text:c="4"/>sex = " "</text:p>
      <text:p text:style-name="P4"><text:s text:c="4"/>def __init__(self, age, sex):</text:p>
      <text:p text:style-name="P4"><text:s text:c="8"/>self.age = age</text:p>
      <text:p text:style-name="P4"><text:s text:c="8"/>self.sex = sex</text:p>
      <text:p text:style-name="P4"/>
      <text:p text:style-name="P4"><text:s text:c="4"/>def fox(self):</text:p>
      <text:p text:style-name="P4"><text:s text:c="8"/>print("Your age is " + self.age + "\nYou are a " + self.sex)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mport paramiko</text:p>
      <text:p text:style-name="P4">from netmiko import ConnectHandler</text:p>
      <text:p text:style-name="P4">from getpass import getpass</text:p>
      <text:p text:style-name="P4">import time</text:p>
      <text:p text:style-name="P4">from datetime import datetime</text:p>
      <text:p text:style-name="P4"/>
      <text:p text:style-name="P4">class RouterScript:</text:p>
      <text:p text:style-name="P4"/>
      <text:p text:style-name="P4"><text:s text:c="4"/>def __init__(self, IP, username, password):</text:p>
      <text:p text:style-name="P4"><text:s text:c="8"/>self.IP = IP</text:p>
      <text:p text:style-name="P4"><text:s text:c="8"/>self.username = username</text:p>
      <text:p text:style-name="P4"><text:s text:c="8"/>self-password = password</text:p>
      <text:p text:style-name="P4"/>
      <text:p text:style-name="P4"><text:s text:c="4"/>def connect(self):</text:p>
      <text:p text:style-name="P4"><text:s text:c="8"/>with open ('router_list') as list:</text:p>
      <text:p text:style-name="P4"><text:s text:c="12"/>for IP in list:</text:p>
      <text:p text:style-name="P4"><text:s text:c="16"/>VIRL_DEVICES = {</text:p>
      <text:p text:style-name="P4"><text:s text:c="19"/>'device_type': 'cisco_ios',</text:p>
      <text:p text:style-name="P4"><text:s text:c="19"/>'host': <text:s text:c="2"/>self.IP,</text:p>
      <text:p text:style-name="P4"><text:s text:c="19"/>'username': 'self.username',</text:p>
      <text:p text:style-name="P4"><text:s text:c="19"/>'password': 'self.password',</text:p>
      <text:p text:style-name="P4"><text:s text:c="19"/>'global_delay_factor': 4</text:p>
      <text:p text:style-name="P4"><text:s text:c="16"/>}</text:p>
      <text:p text:style-name="P4"/>
      <text:p text:style-name="P4"><text:s text:c="16"/>print ('Connecting to the device ' + IP)</text:p>
      <text:p text:style-name="P4"><text:s text:c="16"/>net_connect = ConnectHandler(**VIRL_DEVICES)</text:p>
      <text:p text:style-name="P4"><text:s text:c="16"/>time.sleep(2)</text:p>
      <text:p text:style-name="P4"/>
      <text:p text:style-name="P4"><text:s text:c="12"/>with open ('config', 'r') as CONFIG_LINES:</text:p>
      <text:p text:style-name="P4"><text:s text:c="16"/>CONFIG = CONFIG_LINES.readlines()</text:p>
      <text:p text:style-name="P4"><text:s text:c="16"/>time.sleep(1)</text:p>
      <text:p text:style-name="P4"><text:s text:c="12"/>output = net_connect.send_config_set(CONFIG)</text:p>
      <text:p text:style-name="P4"><text:s text:c="12"/>print(output)</text:p>
      <text:p text:style-name="P4"><text:s text:c="12"/>time.sleep(3)</text:p>
      <text:p text:style-name="P4"/>
      <text:p text:style-name="P4"><text:s text:c="4"/>def start_time(self):</text:p>
      <text:p text:style-name="P4"><text:s text:c="8"/>start_time = datetime.now().replace(microsecond=0)</text:p>
      <text:p text:style-name="P4"><text:s text:c="8"/>return start_time</text:p>
      <text:p text:style-name="P4"><text:s text:c="4"/>def end_time(self):</text:p>
      <text:p text:style-name="P4"><text:soft-page-break/><text:s text:c="8"/>end_time = datetime.now().replace(microsecond=0)</text:p>
      <text:p text:style-name="P4"><text:s text:c="8"/>return end_tim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RADIUS Filter-ID Attribute Direction</text:p>
      <text:p text:style-name="P4">Remote Authentication Dial In User Service (RADIUS) filter-ID attribute direction enhancement introduces</text:p>
      <text:p text:style-name="P4">support for manipulating the direction in which the RADIUS attribute filter-ID is applied. RADIUS attribute</text:p>
      <text:p text:style-name="P4">filter-ID specifies the access list (ACL) that is applied to the subscriber interface.</text:p>
      <text:p text:style-name="P4">When the RADIUS filter-ID attribute defined in RFC-4849 is applied to a subscriber session, it is by default</text:p>
      <text:p text:style-name="P4">applied in the output direction of the corresponding subscriber interface. The RADIUS filter-ID attribute</text:p>
      <text:p text:style-name="P4">direction can be changed using the command <text:span text:style-name="T2">radius-server attribute 11 default direction inbound in</text:span> global configuration.</text:p>
      <text:p text:style-name="P4">Restrictions</text:p>
      <text:p text:style-name="P4">The RADIUS filter-ID attribute direction enhancement has these restrictions:</text:p>
      <text:p text:style-name="P4">• The radius-server attribute 11defaultdirectioninboundcommand is global, that is, change is applied</text:p>
      <text:p text:style-name="P4">to all new subscriber sessions established after the configuration change. Existing sessions are not</text:p>
      <text:p text:style-name="P4">modified.</text:p>
      <text:p text:style-name="P4">• This enhancement is only to change direction in RADIUS. It is not possible to change direction in Cisco</text:p>
      <text:p text:style-name="P4">IOS XR CLI if ACL is sent by RADIUS.</text:p>
      <text:p text:style-name="P4"/>
      <text:p text:style-name="P4">Configuring RADIUS Filter-ID Attribute Direction: Example</text:p>
      <text:p text:style-name="P4">The following example shows how to configure RADIUS filter-ID attribute direction:</text:p>
      <text:p text:style-name="P7"/>
      <text:p text:style-name="P7">configure </text:p>
      <text:p text:style-name="P7"><text:tab/>radius-server attribute 11 default direction inbound</text:p>
      <text:p text:style-name="P7"/>
      <text:p text:style-name="P7"/>
      <text:p text:style-name="P7"/>
      <text:p text:style-name="P7"/>
      <text:p text:style-name="P7">aaa authentication dot1x default group WINSERVER</text:p>
      <text:p text:style-name="P7">aaa authorization network default group WINSERVER </text:p>
      <text:p text:style-name="P7">aaa authorization auth-proxy default group WINSERVER </text:p>
      <text:p text:style-name="P7">aaa authorization console</text:p>
      <text:p text:style-name="P7">aaa accounting dot1x default start-stop group WINSERVER</text:p>
      <text:p text:style-name="P7">!</text:p>
      <text:p text:style-name="P7">!</text:p>
      <text:p text:style-name="P7">aaa server radius dynamic-author</text:p>
      <text:p text:style-name="P7"><text:s/>client 192.168.<text:span text:style-name="T3">100.20</text:span> server-key <text:span text:style-name="T3">Nikita1980!</text:span></text:p>
      <text:p text:style-name="P7">!</text:p>
      <text:p text:style-name="P7">!</text:p>
      <text:p text:style-name="P7">radius server RAD2</text:p>
      <text:p text:style-name="P7"><text:s/>address ipv4 192.168.100.20 auth-port 1812 acct-port 1813</text:p>
      <text:p text:style-name="P7"><text:s/>timeout 10</text:p>
      <text:p text:style-name="P7"><text:s/>key <text:span text:style-name="T3">Nikita1980!</text:span></text:p>
      <text:p text:style-name="P7">!</text:p>
      <text:p text:style-name="P7">radius-server attribute 6 on-for-login-auth</text:p>
      <text:p text:style-name="P7">radius-server attribute 6 support-multiple</text:p>
      <text:p text:style-name="P7"><text:soft-page-break/>radius-server attribute 8 include-in-access-req</text:p>
      <text:p text:style-name="P7">radius-server attribute 25 access-request include</text:p>
      <text:p text:style-name="P7">radius-server attribute 31 mac format ietf upper-case</text:p>
      <text:p text:style-name="P7">radius-server attribute 31 send nas-port-detail</text:p>
      <text:p text:style-name="P7">radius-server dead-criteria tries 2</text:p>
      <text:p text:style-name="P7">radius-server deadtime 30</text:p>
      <text:p text:style-name="P7">!</text:p>
      <text:p text:style-name="P7">aaa group server radius WINSERVER</text:p>
      <text:p text:style-name="P7"><text:s/>server name RAD2</text:p>
      <text:p text:style-name="P7">!</text:p>
      <text:p text:style-name="P7">!</text:p>
      <text:p text:style-name="P7">!</text:p>
      <text:p text:style-name="P7">aaa new-model</text:p>
      <text:p text:style-name="P7">aaa session-id common</text:p>
      <text:p text:style-name="P7">!</text:p>
      <text:p text:style-name="P7">!</text:p>
      <text:p text:style-name="P8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3:53:43.625988400</meta:creation-date>
    <meta:editing-duration>P8DT1H24M10S</meta:editing-duration>
    <meta:editing-cycles>3</meta:editing-cycles>
    <meta:generator>LibreOffice/6.4.7.2$Linux_X86_64 LibreOffice_project/40$Build-2</meta:generator>
    <dc:date>2021-08-17T09:04:52.020213640</dc:date>
    <meta:document-statistic meta:table-count="0" meta:image-count="0" meta:object-count="0" meta:page-count="8" meta:paragraph-count="217" meta:word-count="856" meta:character-count="7689" meta:non-whitespace-character-count="5795"/>
  </office:meta>
</office:document-meta>
</file>